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cde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cde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cde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cde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cde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cde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cde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cde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cde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cde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cde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cde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cde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cde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cde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cde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cde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ìa Verònica Rivero Rodrìgu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7/10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944670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ìa Gabriela Rodrìguez Marì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4467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8.3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5" meta:non-whitespace-character-count="1007"/>
    <meta:template xlink:type="simple" xlink:actuate="onRequest" xlink:title="Normal" xlink:href=""/>
  </office:meta>
</office:document-meta>
</file>